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Community/CommunityPlaceholder.js</text:p>
      <text:p text:style-name="Standard">import React from 'react';</text:p>
      <text:p text:style-name="Standard">import styled from 'styled-components';</text:p>
      <text:p text:style-name="Standard">import { theme } from '../../styles/theme';</text:p>
      <text:p text:style-name="Standard"/>
      <text:p text:style-name="Standard">const PlaceholderWrapper = styled.div`</text:p>
      <text:p text:style-name="Standard"><text:s text:c="2"/>max-width: 600px;</text:p>
      <text:p text:style-name="Standard"><text:s text:c="2"/>margin: 0 auto;</text:p>
      <text:p text:style-name="Standard"><text:s text:c="2"/>padding: ${theme.spacing(4)};</text:p>
      <text:p text:style-name="Standard"><text:s text:c="2"/>background-color: ${theme.colors.background.paper};</text:p>
      <text:p text:style-name="Standard"><text:s text:c="2"/>border-radius: ${theme.borderRadius};</text:p>
      <text:p text:style-name="Standard"><text:s text:c="2"/>box-shadow: ${theme.shadows.medium};</text:p>
      <text:p text:style-name="Standard"><text:s text:c="2"/>text-align: center;</text:p>
      <text:p text:style-name="Standard">`;</text:p>
      <text:p text:style-name="Standard"/>
      <text:p text:style-name="Standard">const Title = styled.h2`</text:p>
      <text:p text:style-name="Standard"><text:s text:c="2"/>color: ${theme.colors.secondary.main};</text:p>
      <text:p text:style-name="Standard"><text:s text:c="2"/>margin-bottom: ${theme.spacing(4)};</text:p>
      <text:p text:style-name="Standard">`;</text:p>
      <text:p text:style-name="Standard"/>
      <text:p text:style-name="Standard">const Message = styled.p`</text:p>
      <text:p text:style-name="Standard"><text:s text:c="2"/>color: ${theme.colors.text.primary};</text:p>
      <text:p text:style-name="Standard"><text:s text:c="2"/>margin-bottom: ${theme.spacing(2)};</text:p>
      <text:p text:style-name="Standard">`;</text:p>
      <text:p text:style-name="Standard"/>
      <text:p text:style-name="Standard">const CommunityPlaceholder = () =&gt; (</text:p>
      <text:p text:style-name="Standard"><text:s text:c="2"/>&lt;PlaceholderWrapper&gt;</text:p>
      <text:p text:style-name="Standard"><text:s text:c="4"/>&lt;Title&gt;Communauté Moon is a Girl&lt;/Title&gt;</text:p>
      <text:p text:style-name="Standard"><text:s text:c="4"/>&lt;Message&gt;</text:p>
      <text:p text:style-name="Standard"><text:s text:c="6"/>Rejoignez bientôt notre communauté pour partager vos expériences et obtenir du soutien.</text:p>
      <text:p text:style-name="Standard"><text:s text:c="4"/>&lt;/Message&gt;</text:p>
      <text:p text:style-name="Standard"><text:s text:c="4"/>&lt;Message&gt;</text:p>
      <text:p text:style-name="Standard"><text:s text:c="6"/>Fonctionnalités à venir :</text:p>
      <text:p text:style-name="Standard"><text:s text:c="4"/>&lt;/Message&gt;</text:p>
      <text:p text:style-name="Standard"><text:s text:c="4"/>&lt;ul&gt;</text:p>
      <text:p text:style-name="Standard"><text:s text:c="6"/>&lt;li&gt;Forum de discussion&lt;/li&gt;</text:p>
      <text:p text:style-name="Standard"><text:s text:c="6"/>&lt;li&gt;Partage d'expériences&lt;/li&gt;</text:p>
      <text:p text:style-name="Standard"><text:s text:c="6"/>&lt;li&gt;Conseils et astuces&lt;/li&gt;</text:p>
      <text:p text:style-name="Standard"><text:s text:c="6"/>&lt;li&gt;Événements en ligne&lt;/li&gt;</text:p>
      <text:p text:style-name="Standard"><text:s text:c="4"/>&lt;/ul&gt;</text:p>
      <text:p text:style-name="Standard"><text:s text:c="2"/>&lt;/PlaceholderWrapper&gt;</text:p>
      <text:p text:style-name="Standard">);</text:p>
      <text:p text:style-name="Standard"/>
      <text:p text:style-name="Standard">export default CommunityPlacehold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9-07T19:34:15.38</dc:date>
    <meta:document-statistic meta:table-count="0" meta:image-count="0" meta:object-count="0" meta:page-count="1" meta:paragraph-count="39" meta:word-count="104" meta:character-count="1118"/>
    <dc:creator>ronan salaun</dc:creator>
    <meta:user-defined meta:name="Info 1"/>
    <meta:user-defined meta:name="Info 2"/>
    <meta:user-defined meta:name="Info 3"/>
    <meta:user-defined meta:name="Info 4"/>
  </office:meta>
</office:document-meta>
</file>